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1674ef" style:font-style-asian="italic" style:language-complex="ar" style:country-complex="SA" style:font-weight-complex="bold"/>
    </style:style>
    <style:style style:name="P11" style:family="paragraph" style:parent-style-name="Standard">
      <style:text-properties officeooo:paragraph-rsid="001674ef"/>
    </style:style>
    <style:style style:name="P12" style:family="paragraph" style:parent-style-name="Standard">
      <style:text-properties fo:font-weight="bold" officeooo:rsid="001674ef" style:font-weight-asian="bold" style:font-weight-complex="bold"/>
    </style:style>
    <style:style style:name="P13" style:family="paragraph" style:parent-style-name="Standard">
      <style:text-properties fo:font-weight="bold" officeooo:rsid="001674ef" officeooo:paragraph-rsid="001674ef" style:font-weight-asian="bold" style:font-weight-complex="bold"/>
    </style:style>
    <style:style style:name="P14" style:family="paragraph" style:parent-style-name="Standard">
      <style:text-properties fo:language="es" fo:country="ES" fo:font-weight="bold" officeooo:rsid="001674ef" officeooo:paragraph-rsid="001674ef" style:font-weight-asian="bold" style:language-complex="ar" style:country-complex="SA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/>
    </style:style>
    <style:style style:name="P17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1">
      <style:paragraph-properties style:snap-to-layout-grid="false"/>
      <style:text-properties officeooo:paragraph-rsid="001674ef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b93f" style:font-weight-asian="normal" style:font-weight-complex="normal"/>
    </style:style>
    <style:style style:name="P22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2770" style:font-weight-asian="normal" style:font-weight-complex="normal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1674ef"/>
    </style:style>
    <style:style style:name="P25" style:family="paragraph" style:parent-style-name="Standard" style:list-style-name="L1">
      <style:paragraph-properties style:snap-to-layout-grid="false"/>
      <style:text-properties style:font-name="Times New Roman"/>
    </style:style>
    <style:style style:name="P26" style:family="paragraph" style:parent-style-name="Standard" style:list-style-name="WW8Num8"/>
    <style:style style:name="P27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f977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bold" style:font-weight-asian="bold" style:font-weight-complex="bold"/>
    </style:style>
    <style:style style:name="T6" style:family="text">
      <style:text-properties fo:color="#000000" style:font-name="Times New Roman" fo:font-weight="bold" officeooo:rsid="000c1266" style:font-weight-asian="bold" style:font-weight-complex="bold"/>
    </style:style>
    <style:style style:name="T7" style:family="text">
      <style:text-properties fo:color="#000000" style:font-name="Times New Roman" fo:font-weight="bold" officeooo:rsid="001674ef" style:font-weight-asian="bold" style:font-weight-complex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font-weight="normal" officeooo:rsid="000c1266" style:font-weight-asian="normal" style:font-weight-complex="normal"/>
    </style:style>
    <style:style style:name="T10" style:family="text">
      <style:text-properties fo:color="#000000" style:font-name="Times New Roman" fo:font-weight="normal" officeooo:rsid="000c8e3e" style:font-weight-asian="normal" style:font-weight-complex="normal"/>
    </style:style>
    <style:style style:name="T11" style:family="text">
      <style:text-properties fo:color="#000000" style:font-name="Times New Roman" fo:font-weight="normal" officeooo:rsid="000eb93f" style:font-weight-asian="normal" style:font-weight-complex="normal"/>
    </style:style>
    <style:style style:name="T12" style:family="text">
      <style:text-properties fo:color="#000000" style:font-name="Times New Roman" fo:font-weight="normal" officeooo:rsid="001674ef" style:font-weight-asian="normal" style:font-weight-complex="normal"/>
    </style:style>
    <style:style style:name="T13" style:family="text">
      <style:text-properties fo:color="#000000" style:font-name="Times New Roman" officeooo:rsid="000c1266"/>
    </style:style>
    <style:style style:name="T14" style:family="text">
      <style:text-properties fo:color="#000000" style:font-name="Times New Roman" officeooo:rsid="000c8e3e"/>
    </style:style>
    <style:style style:name="T15" style:family="text">
      <style:text-properties fo:color="#000000" style:font-name="Times New Roman" officeooo:rsid="001408c4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8928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color="#0000ff" fo:language="en" fo:country="US" fo:font-weight="bold" style:font-weight-asian="bold" style:font-weight-complex="bold"/>
    </style:style>
    <style:style style:name="T26" style:family="text">
      <style:text-properties fo:color="#0000ff" fo:language="en" fo:country="US" fo:font-weight="bold" officeooo:rsid="000f7d77" style:font-weight-asian="bold" style:font-weight-complex="bold"/>
    </style:style>
    <style:style style:name="T27" style:family="text">
      <style:text-properties fo:color="#0000ff" fo:language="en" fo:country="US" fo:font-weight="bold" officeooo:rsid="0010174e" style:font-weight-asian="bold" style:font-weight-complex="bold"/>
    </style:style>
    <style:style style:name="T28" style:family="text">
      <style:text-properties fo:color="#0000ff" fo:language="es" fo:country="ES" fo:font-weight="bold" style:font-weight-asian="bold" style:font-weight-complex="bold"/>
    </style:style>
    <style:style style:name="T29" style:family="text">
      <style:text-properties fo:color="#0000ff" fo:language="es" fo:country="ES" fo:font-weight="bold" officeooo:rsid="0017cf91" style:font-weight-asian="bold" style:font-weight-complex="bold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00ff" fo:font-weight="bold" officeooo:rsid="000f7d77" style:font-weight-asian="bold" style:font-weight-complex="bold"/>
    </style:style>
    <style:style style:name="T32" style:family="text">
      <style:text-properties fo:color="#0000ff" fo:font-weight="bold" officeooo:rsid="000c1266" style:font-weight-asian="bold" style:font-weight-complex="bold"/>
    </style:style>
    <style:style style:name="T33" style:family="text">
      <style:text-properties fo:color="#0000ff" fo:font-weight="bold" officeooo:rsid="0019f977" style:font-weight-asian="bold" style:font-weight-complex="bold"/>
    </style:style>
    <style:style style:name="T34" style:family="text">
      <style:text-properties fo:color="#0000ff" fo:font-weight="bold" officeooo:rsid="001bf953" style:font-weight-asian="bold"/>
    </style:style>
    <style:style style:name="T35" style:family="text">
      <style:text-properties fo:color="#0000ff" style:font-name="Times New Roman" fo:language="en" fo:country="US" fo:font-weight="bold" style:font-weight-asian="bold" style:font-weight-complex="bold"/>
    </style:style>
    <style:style style:name="T36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7" style:family="text">
      <style:text-properties fo:color="#0000ff" style:font-name="Times New Roman" fo:language="es" fo:country="ES" fo:font-weight="bold" style:font-weight-asian="bold" style:font-weight-complex="bold"/>
    </style:style>
    <style:style style:name="T38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408c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89281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44" style:family="text">
      <style:text-properties fo:color="#0000ff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1674ef"/>
    </style:style>
    <style:style style:name="T47" style:family="text">
      <style:text-properties officeooo:rsid="000c1266"/>
    </style:style>
    <style:style style:name="T48" style:family="text">
      <style:text-properties officeooo:rsid="000eb93f"/>
    </style:style>
    <style:style style:name="T49" style:family="text">
      <style:text-properties officeooo:rsid="0014a9df"/>
    </style:style>
    <style:style style:name="T50" style:family="text">
      <style:text-properties officeooo:rsid="001674ef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674ef" style:font-weight-asian="normal" style:font-weight-complex="normal"/>
    </style:style>
    <style:style style:name="T53" style:family="text">
      <style:text-properties fo:font-weight="normal" officeooo:rsid="000c1266" style:font-weight-asian="normal" style:font-weight-complex="normal"/>
    </style:style>
    <style:style style:name="T54" style:family="text">
      <style:text-properties fo:font-weight="normal" officeooo:rsid="001bf953" style:font-weight-asian="normal" style:font-weight-complex="normal"/>
    </style:style>
    <style:style style:name="T55" style:family="text">
      <style:text-properties fo:font-weight="normal" officeooo:rsid="000f7be7" style:font-weight-asian="normal" style:font-weight-complex="normal"/>
    </style:style>
    <style:style style:name="T56" style:family="text">
      <style:text-properties fo:font-weight="normal" officeooo:rsid="002157ff" style:font-weight-asian="normal" style:font-weight-complex="normal"/>
    </style:style>
    <style:style style:name="T57" style:family="text">
      <style:text-properties fo:font-weight="normal" officeooo:rsid="00189281" style:font-weight-asian="normal" style:font-weight-complex="normal"/>
    </style:style>
    <style:style style:name="T58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59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60" style:family="text">
      <style:text-properties style:use-window-font-color="true" style:font-name="Times New Roman" fo:language="es" fo:country="ES" fo:font-weight="normal" officeooo:rsid="000eb93f" style:font-weight-asian="normal" style:font-weight-complex="normal"/>
    </style:style>
    <style:style style:name="T61" style:family="text">
      <style:text-properties officeooo:rsid="0019f9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4">Nombre del Caso de Uso: </text:span><text:span text:style-name="UC_5f_NormalAzul_20_Car"><text:span text:style-name="T8">Administración de </text:span></text:span><text:span text:style-name="UC_5f_NormalAzul_20_Car"><text:span text:style-name="T9">Proyectos y Fas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30">SG</text:span><text:span text:style-name="T32">C-</text:span><text:span text:style-name="T30">ADM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</text:span><text:span text:style-name="T3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3"> </text:span><text:span text:style-name="UC_5f_NormalAzul_20_Car"><text:span text:style-name="T3">Acceder a las diferentes opciones </text:span></text:span><text:span text:style-name="UC_5f_NormalAzul_20_Car"><text:span text:style-name="T13">para la </text:span></text:span><text:span text:style-name="UC_5f_NormalAzul_20_Car"><text:span text:style-name="T14">gestión</text:span></text:span><text:span text:style-name="UC_5f_NormalAzul_20_Car"><text:span text:style-name="T13"> de los proyectos y sus respectivas fases.</text:span></text:span><text:span text:style-name="UC_5f_NormalAzul_20_Car"><text:span text:style-name="T3">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4">Pre-condiciones:</text:span><text:span text:style-name="UC_5f_NormalAzul_20_Car"><text:span text:style-name="T4"> </text:span></text:span><text:span text:style-name="UC_5f_NormalAzul_20_Car"><text:span text:style-name="T8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</text:span><text:span text:style-name="UC_5f_NormalAzul_20_Car"><text:span text:style-name="T4"> </text:span></text:span><text:span text:style-name="UC_5f_NormalAzul_20_Car"><text:span text:style-name="T8">Se </text:span></text:span><text:span text:style-name="UC_5f_NormalAzul_20_Car"><text:span text:style-name="T9">realizaron una de las alternativas de </text:span></text:span><text:span text:style-name="UC_5f_NormalAzul_20_Car"><text:span text:style-name="T10">gestión</text:span></text:span><text:span text:style-name="UC_5f_NormalAzul_20_Car"><text:span text:style-name="T9"> de proyectos</text:span></text:span><text:span text:style-name="UC_5f_NormalAzul_20_Car"><text:span text:style-name="T8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6259113852893570501" text:style-name="L1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173016285907391" text:continue-numbering="true" text:style-name="L1">
              <text:list-item>
                <text:p text:style-name="P20"><text:span text:style-name="T49">D</text:span>espliega la interfaz “Administración de <text:span text:style-name="T48">Proyectos y sus Fases</text:span>” con las opciones: </text:p>
                <text:p text:style-name="P20">“Crear <text:span text:style-name="T47">Proyecto</text:span>”</text:p>
                <text:p text:style-name="P21">“Modificar <text:span text:style-name="T47">Proyecto</text:span>”</text:p>
                <text:p text:style-name="P22">“Eliminar <text:span text:style-name="T47">Proyecto</text:span>”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73017312959883" text:continue-numbering="true" text:style-name="L1">
              <text:list-item>
                <text:p text:style-name="P19"><text:span text:style-name="T15">R</text:span><text:span text:style-name="T3">ealiza</text:span><text:span text:style-name="T8"> un</text:span><text:span text:style-name="T12">a </text:span><text:span text:style-name="T7">Búsqueda</text:span><text:span text:style-name="T5"> de </text:span><text:span text:style-name="T6">Proyecto</text:span><text:span text:style-name="T5"> </text:span><text:span text:style-name="T8">(ir a</text:span><text:span text:style-name="T12">l</text:span><text:span text:style-name="T8"> </text:span><text:span text:style-name="T12">C</text:span><text:span text:style-name="T8">aso de </text:span><text:span text:style-name="T12">U</text:span><text:span text:style-name="T8">so </text:span><text:span text:style-name="Default_20_Paragraph_20_Font"><text:span text:style-name="T38">SG</text:span></text:span><text:span text:style-name="Default_20_Paragraph_20_Font"><text:span text:style-name="T39">C</text:span></text:span><text:span text:style-name="Default_20_Paragraph_20_Font"><text:span text:style-name="T38">-ADM-01-</text:span></text:span><text:span text:style-name="Default_20_Paragraph_20_Font"><text:span text:style-name="T40">0</text:span></text:span><text:span text:style-name="Default_20_Paragraph_20_Font"><text:span text:style-name="T41">4</text:span></text:span><text:span text:style-name="T8">)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173017229194172" text:continue-numbering="true" text:style-name="L1">
              <text:list-item>
                <text:p text:style-name="P24">Selecciona <text:span text:style-name="T50">oprimiendo uno de los botones</text:span><text:span text:style-name="T52"> alternativos:<text:line-break/>“Crear </text:span><text:span text:style-name="T53">Proyecto</text:span><text:span text:style-name="T52">”<text:line-break/>“Modificar </text:span><text:span text:style-name="T53">Proyecto</text:span><text:span text:style-name="T52">”<text:line-break/>“Eliminar </text:span><text:span text:style-name="T53">Proyecto</text:span><text:span text:style-name="T52">”</text:span></text:p>
              </text:list-item>
            </text:list>
          </table:table-cell>
          <table:table-cell table:style-name="Tabla2.B3" office:value-type="string">
            <text:list xml:id="list173017460886006" text:continue-numbering="true" text:style-name="L1">
              <text:list-header>
                <text:p text:style-name="P25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173016080028663" text:continue-numbering="true" text:style-name="L1">
              <text:list-header>
                <text:p text:style-name="P23"/>
              </text:list-header>
            </text:list>
          </table:table-cell>
          <table:table-cell table:style-name="Tabla2.B3" office:value-type="string">
            <text:list xml:id="list173016101837784" text:continue-numbering="true" text:style-name="L1">
              <text:list-item>
                <text:p text:style-name="P18"><text:span text:style-name="T46">Despliega</text:span><text:span text:style-name="T45"> la interfaz de la opción seleccionada.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1"><text:span text:style-name="T59">A1. </text:span><text:span text:style-name="T58">Cancelar</text:span></text:p>
            <text:p text:style-name="P11"><text:span text:style-name="Default_20_Paragraph_20_Font"><text:span text:style-name="T16">En el paso </text:span></text:span><text:span text:style-name="Default_20_Paragraph_20_Font"><text:span text:style-name="T18">3</text:span></text:span><text:span text:style-name="Default_20_Paragraph_20_Font"><text:span text:style-name="T16">, <text:s/>el usuario </text:span></text:span><text:span text:style-name="Default_20_Paragraph_20_Font"><text:span text:style-name="T18">oprime</text:span></text:span><text:span text:style-name="Default_20_Paragraph_20_Font"><text:span text:style-name="T16"> el botón “Cancelar”, no se realizará ninguna acción y se volverá a la interfaz anterior.</text:span></text:span></text:p>
            <text:p text:style-name="Standard"><text:span text:style-name="Default_20_Paragraph_20_Font"><text:span text:style-name="T19"/></text:span></text:p>
            <text:p text:style-name="P12">A2. Crear Proyecto</text:p>
            <text:p text:style-name="Standard"><text:span text:style-name="T8">En el paso </text:span><text:span text:style-name="T12">3</text:span><text:span text:style-name="T8"> el usuario </text:span><text:span text:style-name="T12">oprime el botón</text:span><text:span text:style-name="T8"> “</text:span><text:span text:style-name="T11">Crear proyecto</text:span><text:span text:style-name="T8">” . </text:span><text:span text:style-name="T11">(Ir</text:span><text:span text:style-name="T8"> al Caso de Uso</text:span><text:span text:style-name="T3"> </text:span><text:span text:style-name="T35">SG</text:span><text:span text:style-name="T36">C-</text:span><text:span text:style-name="T35">ADM-01-</text:span><text:span text:style-name="T37">01</text:span><text:span text:style-name="T60">).</text:span></text:p>
            <text:list xml:id="list3586399646896500277" text:style-name="WW8Num8">
              <text:list-header>
                <text:p text:style-name="P26"><text:span text:style-name="Default_20_Paragraph_20_Font"><text:span text:style-name="T20"/></text:span></text:p>
              </text:list-header>
            </text:list>
            <text:p text:style-name="P13">A3. Modificar Proyecto</text:p>
            <text:p text:style-name="P11"><text:span text:style-name="Default_20_Paragraph_20_Font"><text:span text:style-name="T16">En el paso </text:span></text:span><text:span text:style-name="Default_20_Paragraph_20_Font"><text:span text:style-name="T18">3</text:span></text:span><text:span text:style-name="Default_20_Paragraph_20_Font"><text:span text:style-name="T16"> el usuario </text:span></text:span><text:span text:style-name="Default_20_Paragraph_20_Font"><text:span text:style-name="T18">oprime el botón</text:span></text:span><text:span text:style-name="Default_20_Paragraph_20_Font"><text:span text:style-name="T16"> “</text:span></text:span><text:span text:style-name="Default_20_Paragraph_20_Font"><text:span text:style-name="T18">Modificar</text:span></text:span><text:span text:style-name="Default_20_Paragraph_20_Font"><text:span text:style-name="T17"> proyecto</text:span></text:span><text:span text:style-name="Default_20_Paragraph_20_Font"><text:span text:style-name="T16">”, </text:span></text:span><text:span text:style-name="Default_20_Paragraph_20_Font"><text:span text:style-name="T17">el parámetro enviado es el proyecto de la lista que el usuario ha elegido haciendo clic al mismo en el paso </text:span></text:span><text:span text:style-name="Default_20_Paragraph_20_Font"><text:span text:style-name="T18">3</text:span></text:span><text:span text:style-name="Default_20_Paragraph_20_Font"><text:span text:style-name="T17">(Ir al Caso de Uso </text:span></text:span><text:span text:style-name="Default_20_Paragraph_20_Font"><text:span text:style-name="T44">SGC-ADM-01-02</text:span></text:span><text:span text:style-name="Default_20_Paragraph_20_Font"><text:span text:style-name="T17">).</text:span></text:span><text:span text:style-name="Default_20_Paragraph_20_Font"><text:span text:style-name="T16"> </text:span></text:span></text:p>
            <text:p text:style-name="Standard"><text:span text:style-name="Default_20_Paragraph_20_Font"><text:span text:style-name="T42"/></text:span></text:p>
            <text:p text:style-name="P14">A4. Eliminar Proyecto</text:p>
            <text:p text:style-name="P11"><text:span text:style-name="Default_20_Paragraph_20_Font"><text:span text:style-name="T21">En el paso </text:span></text:span><text:span text:style-name="Default_20_Paragraph_20_Font"><text:span text:style-name="T23">3</text:span></text:span><text:span text:style-name="Default_20_Paragraph_20_Font"><text:span text:style-name="T21">, el usuario hace clic en la opción “Eliminar </text:span></text:span><text:span text:style-name="Default_20_Paragraph_20_Font"><text:span text:style-name="T22">proyecto</text:span></text:span><text:span text:style-name="Default_20_Paragraph_20_Font"><text:span text:style-name="T21">” </text:span></text:span><text:span text:style-name="Default_20_Paragraph_20_Font"><text:span text:style-name="T22">el parámetro enviado es el proyecto de la lista que el usuario ha elegido haciendo clic al mismo en el paso </text:span></text:span><text:span text:style-name="Default_20_Paragraph_20_Font"><text:span text:style-name="T24">3</text:span></text:span><text:span text:style-name="Default_20_Paragraph_20_Font"><text:span text:style-name="T22">(Ir al Caso de Uso </text:span></text:span><text:span text:style-name="Default_20_Paragraph_20_Font"><text:span text:style-name="T43">SGC-ADM-01-03</text:span></text:span><text:span text:style-name="Default_20_Paragraph_20_Font"><text:span text:style-name="T22">).</text:span></text:span></text:p>
            <text:p text:style-name="P27"><text:soft-page-break/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50">2.1-Error de con</text:span><text:span text:style-name="T52">exión con la base de datos. </text:span><text:span text:style-name="T55">Se redirige a</text:span><text:span text:style-name="T54">l Caso de Uso</text:span><text:span text:style-name="T55"> </text:span><text:span text:style-name="T56">Modulo de Administración</text:span><text:span text:style-name="T54"> (ir al Caso de Uso </text:span><text:span text:style-name="T34">SGC-ADM</text:span><text:span text:style-name="T54">).</text:span></text:p>
            <text:p text:style-name="P10"><text:span text:style-name="T52">3</text:span><text:span text:style-name="T54">.</text:span><text:span text:style-name="T51">1-Si el Usuario oprime el botón “Modificar </text:span><text:span text:style-name="T57">Proyecto</text:span><text:span text:style-name="T51">” o “Eliminar </text:span><text:span text:style-name="T57">Proyecto</text:span><text:span text:style-name="T51">” sin haber seleccionado el </text:span><text:span text:style-name="T57">Proyecto</text:span><text:span text:style-name="T51"> de la lista, se despliega un mensaje de error: “No se ha seleccionado el </text:span><text:span text:style-name="T57">Proyecto</text:span><text:span text:style-name="T51">.”.<text:line-break/>Vuelve al punto </text:span><text:span text:style-name="T52">2</text:span><text:span text:style-name="T51">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5">SG</text:span><text:span text:style-name="T26">C-</text:span><text:span text:style-name="T25">ADM-01-</text:span><text:span text:style-name="T28">01</text:span></text:p>
            <text:p text:style-name="P16"><text:span text:style-name="T25">SG</text:span><text:span text:style-name="T26">C-</text:span><text:span text:style-name="T25">ADM-01-</text:span><text:span text:style-name="T28">02</text:span></text:p>
            <text:p text:style-name="P16"><text:span text:style-name="T25">SG</text:span><text:span text:style-name="T26">C-</text:span><text:span text:style-name="T25">ADM-</text:span><text:span text:style-name="T27">0</text:span><text:span text:style-name="T25">1-</text:span><text:span text:style-name="T28">0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5">SG</text:span><text:span text:style-name="T26">C-</text:span><text:span text:style-name="T25">ADM-01-</text:span><text:span text:style-name="T28">0</text:span><text:span text:style-name="T29">4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30">SG</text:span><text:span text:style-name="T31">C-</text:span><text:span text:style-name="T30">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33">RF-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4</meta:editing-cycles>
    <meta:editing-duration>PT10H11M48S</meta:editing-duration>
    <dc:date>2014-03-16T17:30:15.572350011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336" meta:character-count="2096" meta:non-whitespace-character-count="1793"/>
  </office:meta>
</office:document-meta>
</file>